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acheRemoveAllInterceptor.invoke( CacheOperationInvocationContext &lt; CacheRemoveAllOperation &gt; context , CacheOperationInvoker invoker )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CacheRemoveAllInterceptor.removeAll( CacheOperationInvocationContext &lt; CacheRemoveAllOperation &gt; contex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acheRemoveAllInterceptor.CacheRemoveAllInterceptor( CacheErrorHandler errorHand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